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50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52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4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bbbbbb" draw:opacity="25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1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25" style:family="paragraph">
      <loext:graphic-properties draw:fill-color="#555555" draw:opacity="25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1" fo:font-size="66pt" style:font-size-asian="54pt" style:font-size-complex="54pt"/>
    </style:style>
    <style:style style:name="T4" style:family="text">
      <style:text-properties fo:color="#4477aa" loext:opacity="100%" style:font-name="Palatino LT Std1" fo:font-weight="bold" style:font-weight-asian="bold" style:font-weight-complex="bold"/>
    </style:style>
    <style:style style:name="T5" style:family="text">
      <style:text-properties fo:color="#aa3377" loext:opacity="100%" style:font-name="Palatino LT Std1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2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3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2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30" draw:text-style-name="P17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30" draw:text-style-name="P17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30" draw:text-style-name="P17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30" draw:text-style-name="P17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30" draw:text-style-name="P17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4.73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5cm" svg:y="2.491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951cm" svg:y="1.53cm">
          <draw:text-box>
            <text:p><text:span text:style-name="T5">–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45" draw:text-style-name="P25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5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47" draw:text-style-name="P27" draw:layer="layout" svg:width="28.049cm" svg:height="4.715cm" svg:x="0.398cm" svg:y="0.657cm">
          <draw:text-box>
            <text:p text:style-name="P26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26"><text:span text:style-name="T7"/></text:p>
            <text:p text:style-name="P26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26"><text:span text:style-name="T7"/></text:p>
            <text:p text:style-name="P26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26"><text:span text:style-name="T7"/></text:p>
            <text:p text:style-name="P26"><text:span text:style-name="T7"></text:span><text:span text:style-name="T8"></text:span></text:p>
            <text:p text:style-name="P26"><text:span text:style-name="T7"/></text:p>
            <text:p text:style-name="P26"><text:span text:style-name="T7"></text:span><text:span text:style-name="T8"></text:span><text:span text:style-name="T7"></text:span></text:p>
          </draw:text-box>
        </draw:frame>
        <draw:custom-shape draw:style-name="gr48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50" draw:text-style-name="P4" draw:layer="layout" svg:x1="23.088cm" svg:y1="3.963cm" svg:x2="25.537cm" svg:y2="3.963cm">
          <text:p/>
        </draw:line>
        <draw:custom-shape draw:style-name="gr51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2" draw:text-style-name="P29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53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54" draw:text-style-name="P30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6H37M36S</meta:editing-duration>
    <meta:editing-cycles>40</meta:editing-cycles>
    <meta:generator>LibreOffice/7.6.4.1$Linux_X86_64 LibreOffice_project/60$Build-1</meta:generator>
    <dc:title>A4LandscapeDejavu</dc:title>
    <dc:date>2024-02-02T19:26:15.310676554</dc:date>
    <meta:print-date>2024-01-24T20:46:40.384039008</meta:print-date>
    <meta:printed-by>PDF files</meta:printed-by>
    <meta:document-statistic meta:object-count="651"/>
    <meta:user-defined meta:name="Author">PGLPM</meta:user-defined>
  </office:meta>
</office:document-meta>
</file>